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10.7969in" svg:y="1.5791in">
            <draw:object draw:notify-on-update-of-ranges="Sheet1.B16:Sheet1.B19 Sheet1.D16:Sheet1.D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.10430167522449" calcext:value-type="float">
            <text:p>0.10430167522449</text:p>
          </table:table-cell>
          <table:table-cell office:value-type="float" office:value="0.00965880869814986" calcext:value-type="float">
            <text:p>0.00965880869814986</text:p>
          </table:table-cell>
          <table:table-cell table:number-columns-repeated="4" office:value-type="float" office:value="0.101429373" calcext:value-type="float">
            <text:p>0.101429373</text:p>
          </table:table-cell>
          <table:table-cell office:value-type="float" office:value="0.136887416" calcext:value-type="float">
            <text:p>0.13688741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.130674629038251" calcext:value-type="float">
            <text:p>0.130674629038251</text:p>
          </table:table-cell>
          <table:table-cell office:value-type="float" office:value="0.0128763156523588" calcext:value-type="float">
            <text:p>0.0128763156523588</text:p>
          </table:table-cell>
          <table:table-cell office:value-type="float" office:value="0.109848961" calcext:value-type="float">
            <text:p>0.109848961</text:p>
          </table:table-cell>
          <table:table-cell table:number-columns-repeated="3" office:value-type="float" office:value="0.132577181" calcext:value-type="float">
            <text:p>0.132577181</text:p>
          </table:table-cell>
          <table:table-cell office:value-type="float" office:value="0.160812467" calcext:value-type="float">
            <text:p>0.16081246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.141096199015873" calcext:value-type="float">
            <text:p>0.141096199015873</text:p>
          </table:table-cell>
          <table:table-cell office:value-type="float" office:value="0.0109170261654464" calcext:value-type="float">
            <text:p>0.0109170261654464</text:p>
          </table:table-cell>
          <table:table-cell table:number-columns-repeated="4" office:value-type="float" office:value="0.136943638" calcext:value-type="float">
            <text:p>0.136943638</text:p>
          </table:table-cell>
          <table:table-cell office:value-type="float" office:value="0.169645056" calcext:value-type="float">
            <text:p>0.16964505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.240113407" calcext:value-type="float">
            <text:p>0.240113407</text:p>
          </table:table-cell>
          <table:table-cell office:value-type="float" office:value="5.58120268834147E-017" calcext:value-type="float">
            <text:p>5.58120268834147E-17</text:p>
          </table:table-cell>
          <table:table-cell table:number-columns-repeated="5" office:value-type="float" office:value="0.240113407" calcext:value-type="float">
            <text:p>0.240113407</text:p>
          </table:table-cell>
          <table:table-cell office:value-type="string" calcext:value-type="string">
            <text:p>inf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-0.0927657678112245" calcext:value-type="float">
            <text:p>-0.0927657678112245</text:p>
          </table:table-cell>
          <table:table-cell office:value-type="float" office:value="0.0082329096022703" calcext:value-type="float">
            <text:p>0.0082329096022703</text:p>
          </table:table-cell>
          <table:table-cell office:value-type="float" office:value="-0.122157477" calcext:value-type="float">
            <text:p>-0.122157477</text:p>
          </table:table-cell>
          <table:table-cell table:number-columns-repeated="4" office:value-type="float" office:value="-0.090319827" calcext:value-type="float">
            <text:p>-0.090319827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.0828635319672131" calcext:value-type="float">
            <text:p>0.0828635319672131</text:p>
          </table:table-cell>
          <table:table-cell office:value-type="float" office:value="0.0075719532160686" calcext:value-type="float">
            <text:p>0.0075719532160686</text:p>
          </table:table-cell>
          <table:table-cell office:value-type="float" office:value="0.070920423" calcext:value-type="float">
            <text:p>0.070920423</text:p>
          </table:table-cell>
          <table:table-cell table:number-columns-repeated="3" office:value-type="float" office:value="0.083746389" calcext:value-type="float">
            <text:p>0.083746389</text:p>
          </table:table-cell>
          <table:table-cell office:value-type="float" office:value="0.10108275" calcext:value-type="float">
            <text:p>0.1010827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-0.131730091063492" calcext:value-type="float">
            <text:p>-0.131730091063492</text:p>
          </table:table-cell>
          <table:table-cell office:value-type="float" office:value="0.0111676712188164" calcext:value-type="float">
            <text:p>0.0111676712188164</text:p>
          </table:table-cell>
          <table:table-cell office:value-type="float" office:value="-0.160934404" calcext:value-type="float">
            <text:p>-0.160934404</text:p>
          </table:table-cell>
          <table:table-cell table:number-columns-repeated="4" office:value-type="float" office:value="-0.127482191" calcext:value-type="float">
            <text:p>-0.127482191</text:p>
          </table:table-cell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.081319302" calcext:value-type="float">
            <text:p>0.08131930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81319302" calcext:value-type="float">
            <text:p>0.081319302</text:p>
          </table:table-cell>
          <table:table-cell office:value-type="string" calcext:value-type="string">
            <text:p>inf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6" calcext:value-type="float">
            <text:p>196</text:p>
          </table:table-cell>
          <table:table-cell office:value-type="float" office:value="3.40999421068367" calcext:value-type="float">
            <text:p>3.40999421068367</text:p>
          </table:table-cell>
          <table:table-cell office:value-type="float" office:value="0.305644003262198" calcext:value-type="float">
            <text:p>0.305644003262198</text:p>
          </table:table-cell>
          <table:table-cell table:number-columns-repeated="4" office:value-type="float" office:value="3.319103718" calcext:value-type="float">
            <text:p>3.319103718</text:p>
          </table:table-cell>
          <table:table-cell office:value-type="float" office:value="4.443480968" calcext:value-type="float">
            <text:p>4.443480968</text:p>
          </table:table-cell>
          <table:table-cell office:value-type="float" office:value="-31.8001157863265" calcext:value-type="float">
            <text:p>-31.8001157863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183" calcext:value-type="float">
            <text:p>183</text:p>
          </table:table-cell>
          <table:table-cell office:value-type="float" office:value="4.03952980297268" calcext:value-type="float">
            <text:p>4.03952980297268</text:p>
          </table:table-cell>
          <table:table-cell office:value-type="float" office:value="0.397082071504365" calcext:value-type="float">
            <text:p>0.397082071504365</text:p>
          </table:table-cell>
          <table:table-cell office:value-type="float" office:value="3.414588451" calcext:value-type="float">
            <text:p>3.414588451</text:p>
          </table:table-cell>
          <table:table-cell table:number-columns-repeated="3" office:value-type="float" office:value="4.085454464" calcext:value-type="float">
            <text:p>4.085454464</text:p>
          </table:table-cell>
          <table:table-cell office:value-type="float" office:value="4.997329712" calcext:value-type="float">
            <text:p>4.997329712</text:p>
          </table:table-cell>
          <table:table-cell office:value-type="float" office:value="-26.5540035823149" calcext:value-type="float">
            <text:p>-26.5540035823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  <table:table-cell office:value-type="float" office:value="4.4254373745873" calcext:value-type="float">
            <text:p>4.4254373745873</text:p>
          </table:table-cell>
          <table:table-cell office:value-type="float" office:value="0.358837321091238" calcext:value-type="float">
            <text:p>0.358837321091238</text:p>
          </table:table-cell>
          <table:table-cell table:number-columns-repeated="4" office:value-type="float" office:value="4.288944721" calcext:value-type="float">
            <text:p>4.288944721</text:p>
          </table:table-cell>
          <table:table-cell office:value-type="float" office:value="5.363824368" calcext:value-type="float">
            <text:p>5.363824368</text:p>
          </table:table-cell>
          <table:table-cell office:value-type="float" office:value="-26.242710423545" calcext:value-type="float">
            <text:p>-26.2427104235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93" calcext:value-type="float">
            <text:p>93</text:p>
          </table:table-cell>
          <table:table-cell office:value-type="float" office:value="4.585373402" calcext:value-type="float">
            <text:p>4.585373402</text:p>
          </table:table-cell>
          <table:table-cell office:value-type="float" office:value="1.78598486026927E-015" calcext:value-type="float">
            <text:p>1.78598486026927E-15</text:p>
          </table:table-cell>
          <table:table-cell table:number-columns-repeated="5" office:value-type="float" office:value="4.585373402" calcext:value-type="float">
            <text:p>4.585373402</text:p>
          </table:table-cell>
          <table:table-cell office:value-type="float" office:value="-38.8616879733333" calcext:value-type="float">
            <text:p>-38.86168797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5:33:53.144369284</meta:creation-date>
    <meta:generator>LibreOffice/7.3.7.2$Linux_X86_64 LibreOffice_project/30$Build-2</meta:generator>
    <dc:date>2023-06-23T15:41:48.850578498</dc:date>
    <meta:editing-duration>PT7M56S</meta:editing-duration>
    <meta:editing-cycles>2</meta:editing-cycles>
    <meta:document-statistic meta:table-count="1" meta:cell-count="16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807cm" svg:y="3.954cm" style:legend-expansion="high" chart:style-name="ch2"/>
        <chart:plot-area chart:style-name="ch3" table:cell-range-address="Sheet1.B16:Sheet1.B19 Sheet1.D16:Sheet1.D19" chart:data-source-has-labels="row" svg:x="0.319cm" svg:y="0.18cm" svg:width="13.169cm" svg:height="8.645cm">
          <chart:coordinate-region svg:x="0.755cm" svg:y="0.379cm" svg:width="12.63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6:Sheet1.B19" loext:label-string="real" chart:class="chart:line">
            <chart:data-point chart:repeated="4"/>
          </chart:series>
          <chart:series chart:style-name="ch7" chart:values-cell-range-address="Sheet1.D16:Sheet1.D19" loext:label-string="meas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16:Sheet1.B19</svg:desc>
                </draw:g>
              </table:table-cell>
              <table:table-cell office:value-type="float" office:value="3.40999421068367">
                <text:p>3.40999421068367</text:p>
                <draw:g>
                  <svg:desc>Sheet1.D16:Sheet1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4.03952980297268">
                <text:p>4.03952980297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.4254373745873">
                <text:p>4.4254373745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4.585373402">
                <text:p>4.5853734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